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T Serif" svg:font-family="'PT Serif', serif"/>
    <style:font-face style:name="Roboto" svg:font-family="Roboto"/>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3pt" officeooo:paragraph-rsid="0010d6d4" style:font-size-asian="13pt" style:font-size-complex="13pt"/>
    </style:style>
    <style:style style:name="P2" style:family="paragraph" style:parent-style-name="Heading_20_2">
      <style:text-properties style:text-line-through-style="none" style:text-line-through-type="none" style:font-name="PT Serif" fo:font-size="12pt" style:text-underline-style="none" fo:font-weight="normal" style:text-blinking="false" style:font-size-asian="12pt" style:font-weight-asian="normal" style:font-size-complex="12pt" style:font-weight-complex="normal"/>
    </style:style>
    <style:style style:name="P3" style:family="paragraph" style:parent-style-name="Standard">
      <style:text-properties fo:font-size="13pt" officeooo:paragraph-rsid="0010d6d4" style:font-size-asian="13pt" style:font-size-complex="13pt"/>
    </style:style>
    <style:style style:name="P4" style:family="paragraph" style:parent-style-name="Standard">
      <style:text-properties officeooo:paragraph-rsid="0013fc3b"/>
    </style:style>
    <style:style style:name="P5" style:family="paragraph" style:parent-style-name="Standard">
      <style:text-properties fo:font-size="15pt" fo:font-weight="bold" officeooo:rsid="0013fc3b" officeooo:paragraph-rsid="0013fc3b" style:font-size-asian="15pt" style:font-weight-asian="bold" style:font-size-complex="15pt" style:font-weight-complex="bold"/>
    </style:style>
    <style:style style:name="P6" style:family="paragraph" style:parent-style-name="Standard">
      <style:text-properties officeooo:rsid="0013fc3b" officeooo:paragraph-rsid="0013fc3b"/>
    </style:style>
    <style:style style:name="P7" style:family="paragraph" style:parent-style-name="Standard">
      <style:text-properties officeooo:rsid="0013fc3b" officeooo:paragraph-rsid="00141eed"/>
    </style:style>
    <style:style style:name="P8" style:family="paragraph" style:parent-style-name="Standard">
      <style:text-properties officeooo:rsid="00142f82" officeooo:paragraph-rsid="00142f82"/>
    </style:style>
    <style:style style:name="P9" style:family="paragraph" style:parent-style-name="Standard">
      <style:text-properties fo:font-weight="bold" officeooo:rsid="00142f82" officeooo:paragraph-rsid="00142f82" style:font-weight-asian="bold" style:font-weight-complex="bold"/>
    </style:style>
    <style:style style:name="P10" style:family="paragraph" style:parent-style-name="Standard">
      <style:text-properties officeooo:rsid="001606cb" officeooo:paragraph-rsid="001606cb"/>
    </style:style>
    <style:style style:name="T1" style:family="text">
      <style:text-properties officeooo:rsid="0010d6d4"/>
    </style:style>
    <style:style style:name="T2" style:family="text">
      <style:text-properties style:text-line-through-style="none" style:text-line-through-type="none" style:font-name="PT Serif" style:text-underline-style="none" fo:font-weight="normal" officeooo:rsid="0010d6d4" style:text-blinking="false" style:font-weight-asian="normal" style:font-weight-complex="normal"/>
    </style:style>
    <style:style style:name="T3" style:family="text">
      <style:text-properties fo:font-variant="normal" fo:text-transform="none" fo:color="#222222" style:font-name="arial" fo:letter-spacing="normal" fo:font-style="normal" fo:font-weight="normal"/>
    </style:style>
    <style:style style:name="T4" style:family="text">
      <style:text-properties fo:font-variant="normal" fo:text-transform="none" fo:color="#222222" style:font-name="arial" fo:font-size="13pt" fo:letter-spacing="normal" fo:font-style="normal" fo:font-weight="normal" style:font-size-asian="13pt" style:font-size-complex="13pt"/>
    </style:style>
    <style:style style:name="T5" style:family="text">
      <style:text-properties fo:font-variant="normal" fo:text-transform="none" fo:color="#222222" style:font-name="arial" fo:font-size="7pt" fo:letter-spacing="normal" fo:font-style="normal" fo:font-weight="normal" style:font-size-asian="13pt" style:font-size-complex="13pt"/>
    </style:style>
    <style:style style:name="T6" style:family="text">
      <style:text-properties fo:text-transform="uppercase" fo:color="#000000" fo:font-weight="normal" fo:background-color="#ffffff" loext:char-shading-value="0" loext:padding="0in" loext:border="none"/>
    </style:style>
    <style:style style:name="T7" style:family="text">
      <style:text-properties fo:text-transform="uppercase" fo:color="#000000" style:font-name="Roboto" fo:letter-spacing="normal" fo:font-style="normal" fo:font-weight="normal" fo:background-color="#ffffff" loext:char-shading-value="0" loext:padding="0in" loext:border="none"/>
    </style:style>
    <style:style style:name="T8" style:family="text">
      <style:text-properties fo:text-transform="uppercase" fo:color="#000000" style:font-name="Roboto" fo:letter-spacing="normal" fo:font-style="normal" fo:font-weight="normal" officeooo:rsid="0013fc3b" fo:background-color="#ffffff" loext:char-shading-value="0" loext:padding="0in" loext:border="none"/>
    </style:style>
    <style:style style:name="T9" style:family="text">
      <style:text-properties fo:text-transform="uppercase" fo:color="#000000" style:font-name="Roboto" fo:font-size="13pt" fo:letter-spacing="normal" fo:font-style="normal" fo:font-weight="normal" fo:background-color="#ffffff" loext:char-shading-value="0" style:font-size-asian="13pt" style:font-size-complex="13pt" loext:padding="0in" loext:border="none"/>
    </style:style>
    <style:style style:name="T10" style:family="text">
      <style:text-properties fo:font-size="13pt" style:font-size-asian="13pt" style:font-size-complex="13pt"/>
    </style:style>
    <style:style style:name="T11" style:family="text">
      <style:text-properties fo:font-size="13pt" officeooo:rsid="0013fc3b" style:font-size-asian="13pt" style:font-size-complex="13pt"/>
    </style:style>
    <style:style style:name="T12" style:family="text">
      <style:text-properties fo:font-size="13pt" officeooo:rsid="00141eed" style:font-size-asian="13pt" style:font-size-complex="13pt"/>
    </style:style>
    <style:style style:name="T13" style:family="text">
      <style:text-properties officeooo:rsid="0013fc3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mp.gov.in/" text:style-name="Internet_20_link" text:visited-style-name="Visited_20_Internet_20_Link">https://mp.gov.in/</text:a> </text:p>
      <text:p text:style-name="Standard"><text:a xlink:type="simple" xlink:href="http://home.mp.gov.in/en" text:style-name="Internet_20_link" text:visited-style-name="Visited_20_Internet_20_Link">http://home.mp.gov.in/en</text:a> </text:p>
      <text:p text:style-name="Standard"><text:a xlink:type="simple" xlink:href="https://www.india.gov.in/" text:style-name="Internet_20_link" text:visited-style-name="Visited_20_Internet_20_Link">https://www.india.gov.in/</text:a> </text:p>
      <text:p text:style-name="Standard"><text:a xlink:type="simple" xlink:href="https://mha.gov.in/" text:style-name="Internet_20_link" text:visited-style-name="Visited_20_Internet_20_Link">https://mha.gov.in/</text:a> </text:p>
      <text:p text:style-name="Standard"><text:a xlink:type="simple" xlink:href="https://www.sci.gov.in/" text:style-name="Internet_20_link" text:visited-style-name="Visited_20_Internet_20_Link">https://www.sci.gov.in/</text:a> </text:p>
      <text:p text:style-name="Standard"/>
      <text:h text:style-name="P2" text:outline-level="2">Smart policing is the new motto of the Madhya Pradesh police, and under this the police are launching “100 Lagaao Police Bulaao (dial 100, call police)” scheme from August 15 this year.</text:h>
      <text:p text:style-name="P1"><text:span text:style-name="T1">***MP Police new Motto “1</text:span><text:span text:style-name="T2">00 Lagaao Police Bulaao (dial 100, call police)</text:span><text:span text:style-name="T1">”. </text:span><text:span text:style-name="T3">Desh Bhakti Jan Seva</text:span> .</text:p>
      <text:p text:style-name="P1"/>
      <text:p text:style-name="P1">THE CODE OF CRIMINAL PROCEDURE, 1973 ACT NO. 2 OF 1974 [25th January, 1974.] An Act to consolidate and amend the law relating to Criminal Procedure. </text:p>
      <text:p text:style-name="P1"/>
      <text:p text:style-name="P5">*LAWS</text:p>
      <text:p text:style-name="P4"><text:span text:style-name="T11">1.</text:span><text:span text:style-name="T6">MADHYA PRADESH POLICE REGULATIONS:</text:span></text:p>
      <text:p text:style-name="P1"><text:a xlink:type="simple" xlink:href="https://www.mppolice.gov.in/en/node/686" text:style-name="Internet_20_link" text:visited-style-name="Visited_20_Internet_20_Link">https://www.mppolice.gov.in/en/node/686</text:a></text:p>
      <text:p text:style-name="P4"><text:span text:style-name="T11">2.</text:span><text:span text:style-name="T7">CODE OF CRIMINAL PROCEDUR</text:span><text:span text:style-name="T8">e</text:span></text:p>
      <text:p text:style-name="Standard"><text:a xlink:type="simple" xlink:href="https://www.mppolice.gov.in/en/node/689" text:style-name="Internet_20_link" text:visited-style-name="Visited_20_Internet_20_Link">https://www.mppolice.gov.in/en/node/689</text:a></text:p>
      <text:p text:style-name="P6">3.INDIAN PENAL ACT</text:p>
      <text:p text:style-name="P6"><text:a xlink:type="simple" xlink:href="https://www.mppolice.gov.in/en/node/690" text:style-name="Internet_20_link" text:visited-style-name="Visited_20_Internet_20_Link">https://www.mppolice.gov.in/en/node/690</text:a></text:p>
      <text:p text:style-name="P4"><text:span text:style-name="T13">4.</text:span><text:span text:style-name="T7">INFORMATION TECHNOLOGY ACT 200</text:span><text:span text:style-name="T8">0</text:span></text:p>
      <text:p text:style-name="P6"><text:a xlink:type="simple" xlink:href="https://www.mppolice.gov.in/en/node/694" text:style-name="Internet_20_link" text:visited-style-name="Visited_20_Internet_20_Link">https://www.mppolice.gov.in/en/node/694</text:a></text:p>
      <text:p text:style-name="P4"><text:span text:style-name="T11">5.</text:span><text:span text:style-name="T9">PRIVATE SECURITY AGENCIES (REGULATION) ACT, 2005</text:span></text:p>
      <text:p text:style-name="P6"><text:a xlink:type="simple" xlink:href="https://www.mppolice.gov.in/en/node/698" text:style-name="Internet_20_link" text:visited-style-name="Visited_20_Internet_20_Link"><text:span text:style-name="T10">https://www.mppolice.gov.in/en/node/698</text:span></text:a></text:p>
      <text:p text:style-name="P7"><text:span text:style-name="T10">6.INDIAN </text:span><text:span text:style-name="T12">EVIDENCE</text:span><text:span text:style-name="T10"> ACT</text:span></text:p>
      <text:p text:style-name="P6"><text:a xlink:type="simple" xlink:href="https://www.mppolice.gov.in/en/node/691" text:style-name="Internet_20_link" text:visited-style-name="Visited_20_Internet_20_Link"><text:span text:style-name="T10">https://www.mppolice.gov.in/en/node/691</text:span></text:a></text:p>
      <text:p text:style-name="P6"><text:span text:style-name="T10"/></text:p>
      <text:p text:style-name="P9"><text:span text:style-name="T10">**STEPS:</text:span></text:p>
      <text:p text:style-name="P8"><text:span text:style-name="T10">1.REGISTER</text:span></text:p>
      <text:p text:style-name="P8"><text:span text:style-name="T10">2.</text:span></text:p>
      <text:p text:style-name="P8"><text:span text:style-name="T10"/></text:p>
      <text:p text:style-name="P10"><text:span text:style-name="T4">1.</text:span><text:span text:style-name="T5">Intellectual property is a category of property that includes intangible creations of the human intellect. There are many types of intellectual property, and some countries recognize more than others. The most well-known types are copyrights, patents, trademarks, and trade secrets</text:span><text:span text:style-name="T4">.</text:span></text:p>
      <text:p text:style-name="P10"><text:a xlink:type="simple" xlink:href="https://en.wikipedia.org/wiki/Intellectual_property" text:style-name="Internet_20_link" text:visited-style-name="Visited_20_Internet_20_Link"><text:span text:style-name="T4">https://en.wikipedia.org/wiki/Intellectual_property</text:span></text:a></text:p>
      <text:p text:style-name="P10"><text:span text:style-name="T4">2.</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T Serif" svg:font-family="'PT Serif', serif"/>
    <style:font-face style:name="Roboto" svg:font-family="Roboto"/>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6T11:17:44.034000000</meta:creation-date>
    <dc:date>2020-02-06T23:16:15.244000000</dc:date>
    <meta:editing-duration>PT42M18S</meta:editing-duration>
    <meta:editing-cycles>5</meta:editing-cycles>
    <meta:generator>LibreOffice/6.2.2.2$Windows_X86_64 LibreOffice_project/2b840030fec2aae0fd2658d8d4f9548af4e3518d</meta:generator>
    <meta:document-statistic meta:table-count="0" meta:image-count="0" meta:object-count="0" meta:page-count="1" meta:paragraph-count="27" meta:word-count="156" meta:character-count="1327" meta:non-whitespace-character-count="1192"/>
  </office:meta>
</office:document-meta>
</file>